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Odoo</text:span><text:s/>est un logiciel, et<text:s/><text:span text:style-name="T3">l’introduction aux systèmes d’information (SI)</text:span><text:s/>est la théorie. Le lien se fait naturellement, car Odoo<text:s/><text:span text:style-name="T4">incarne un SI en action</text:span>.</text:p>
      <text:p text:style-name="Normal"><draw:custom-shape svg:x="0in" svg:y="0in" svg:width="45.51042in" svg:height="0.00139in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P5">Dans le cours d’Introduction aux SI</text:p>
      <text:p text:style-name="Normal">On apprend que :</text:p>
      <text:list text:style-name="LFO1" text:continue-numbering="true">
        <text:list-item>
          <text:p text:style-name="P6">Un<text:s/><text:span text:style-name="T7">SI</text:span><text:s/>= combinaison de personnes + procédures + données + technologies.</text:p>
        </text:list-item>
        <text:list-item>
          <text:p text:style-name="P8">Son rôle =<text:s/><text:span text:style-name="T9">collecter, traiter, stocker, diffuser</text:span><text:s/>l’information pour soutenir les processus de l’organisation.</text:p>
        </text:list-item>
        <text:list-item>
          <text:p text:style-name="P10">Les sous-systèmes typiques :<text:s/><text:span text:style-name="T11">comptabilité, gestion commerciale, RH, logistique, CRM</text:span>, etc.</text:p>
        </text:list-item>
        <text:list-item>
          <text:p text:style-name="P12">Un<text:s/><text:span text:style-name="T13">ERP (Enterprise Resource Planning)</text:span><text:s/>est un exemple de SI intégré : un seul logiciel qui couvre plusieurs fonctions de l’entreprise.</text:p>
        </text:list-item>
      </text:list>
      <text:p text:style-name="Normal"><draw:custom-shape svg:x="0in" svg:y="0in" svg:width="45.51042in" svg:height="0.00139in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P14"><text:s/>Odoo dans la pratique</text:p>
      <text:list text:style-name="LFO2" text:continue-numbering="true">
        <text:list-item>
          <text:p text:style-name="P15"><text:span text:style-name="T16">Odoo = un ERP open-source</text:span><text:s/>→ il met en application les concepts vus en cours.</text:p>
        </text:list-item>
        <text:list-item>
          <text:p text:style-name="P17">Ses modules (Ventes, Achats, Stock, Facturation, Ressources humaines, CRM, etc.) correspondent directement aux<text:s/><text:span text:style-name="T18">sous-systèmes d’un SI</text:span>.</text:p>
        </text:list-item>
        <text:list-item>
          <text:p text:style-name="P19">Odoo illustre la notion de<text:s/><text:span text:style-name="T20">base de données unique partagée</text:span><text:s/>: toutes les informations circulent entre les modules sans redondance.</text:p>
        </text:list-item>
        <text:list-item>
          <text:p text:style-name="P21">C’est aussi un exemple concret de<text:s/><text:span text:style-name="T22">numérisation et intégration des processus organisationnels</text:span><text:s/>(comme ceux que tu modélises en diagrammes de flux).</text:p>
        </text:list-item>
      </text:list>
      <text:p text:style-name="Normal"><draw:custom-shape svg:x="0in" svg:y="0in" svg:width="45.51042in" svg:height="0.00139in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P23">Exemple de lien direct cours ↔ Odoo</text:p>
      <text:list text:style-name="LFO3" text:continue-numbering="true">
        <text:list-item>
          <text:p text:style-name="P24"><text:span text:style-name="T25">Cours :</text:span><text:s/>“Un SI permet d’automatiser la facturation et d’assurer la cohérence avec la gestion des stocks.”</text:p>
        </text:list-item>
        <text:list-item>
          <text:p text:style-name="P26"><text:span text:style-name="T27">Odoo :</text:span><text:s/>Quand une commande client est validée dans le module “Ventes”, Odoo met à jour le stock et génère automatiquement la facture.</text:p>
        </text:list-item>
      </text:list>
      <text:p text:style-name="Normal"><draw:custom-shape svg:x="0in" svg:y="0in" svg:width="45.51042in" svg:height="0.00139in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Normal"><text:s/>Donc,<text:s/><text:span text:style-name="T28">Odoo est une application pratique des systèmes d’information intégrés</text:span>.<text:line-break/>Il permet de passer de la théorie (définition, rôle, processus, intégration) à la réalité (logiciel concret utilisé par des entreprises)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Chergui Anis</dc:creator>
    <meta:creation-date>2025-09-29T06:01:00Z</meta:creation-date>
    <dc:date>2025-09-29T06:20:00Z</dc:date>
    <meta:template xlink:href="Normal" xlink:type="simple"/>
    <meta:editing-cycles>3</meta:editing-cycles>
    <meta:editing-duration>PT660S</meta:editing-duration>
    <meta:document-statistic meta:page-count="1" meta:paragraph-count="3" meta:word-count="249" meta:character-count="1619" meta:row-count="11" meta:non-whitespace-character-count="1373"/>
  </office:meta>
</office:document-meta>
</file>